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62.51pt"/>
    </style:style>
    <style:style style:name="co3" style:family="table-column">
      <style:table-column-properties fo:break-before="auto" style:column-width="209.45pt"/>
    </style:style>
    <style:style style:name="co4" style:family="table-column">
      <style:table-column-properties fo:break-before="auto" style:column-width="485.89pt"/>
    </style:style>
    <style:style style:name="co5" style:family="table-column">
      <style:table-column-properties fo:break-before="auto" style:column-width="509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3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Arial" fo:font-size="14pt" style:font-size-asian="14pt" style:font-size-complex="14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="none"/>
      <style:text-properties style:font-name="Arial"/>
    </style:style>
    <style:style style:name="ce4" style:family="table-cell" style:parent-style-name="Default" style:data-style-name="N0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Arial" style:font-name-asian="Droid Sans Fallback" style:font-name-complex="FreeSans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order="0.06pt solid #000000"/>
      <style:text-properties style:font-name="Arial"/>
    </style:style>
    <style:style style:name="ce11" style:family="table-cell" style:parent-style-name="Default" style:data-style-name="N104"/>
    <style:style style:name="ce12" style:family="table-cell" style:parent-style-name="Default"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3" style:family="table-cell" style:parent-style-name="Default" style:data-style-name="N104">
      <style:table-cell-properties fo:border="0.06pt solid #000000"/>
      <style:text-properties style:font-name="Arial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/>
          <table:table-cell table:style-name="ce3" table:number-columns-repeated="6"/>
        </table:table-row>
        <table:table-row table:style-name="ro2">
          <table:table-cell table:style-name="ce2" office:value-type="string" calcext:value-type="string" table:number-columns-spanned="7" table:number-rows-spanned="2">
            <text:p>Mechanical Specifications</text:p>
          </table:table-cell>
          <table:covered-table-cell table:number-columns-repeated="6" table:style-name="ce3"/>
        </table:table-row>
        <table:table-row table:style-name="ro2">
          <table:covered-table-cell table:number-columns-repeated="7" table:style-name="ce3"/>
        </table:table-row>
        <table:table-row table:style-name="ro3"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model name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Price in $ (06/2016)</text:p>
          </table:table-cell>
        </table:table-row>
        <table:table-row table:style-name="ro2">
          <table:table-cell table:style-name="ce5" office:value-type="string" calcext:value-type="string">
            <text:p>imagesco</text:p>
          </table:table-cell>
          <table:table-cell table:style-name="ce5" office:value-type="string" calcext:value-type="string">
            <text:p>SUB-01</text:p>
          </table:table-cell>
          <table:table-cell table:style-name="ce5" office:value-type="string" calcext:value-type="string">
            <text:p>servomotor bracket</text:p>
          </table:table-cell>
          <table:table-cell table:style-name="ce5" office:value-type="string" calcext:value-type="string">
            <text:p>bracket used to initiate translation movement</text:p>
          </table:table-cell>
          <table:table-cell table:style-name="ce5" office:value-type="string" calcext:value-type="string">
            <text:p>http://www.imagesco.com/catalog/servobot/SUB-01.pdf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12.5" calcext:value-type="currency">
            <text:p>$12.50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luminium sheet</text:p>
          </table:table-cell>
          <table:table-cell table:style-name="ce5" office:value-type="string" calcext:value-type="string">
            <text:p>sheet to be drilled to maintain the device with wall switch screws</text:p>
          </table:table-cell>
          <table:table-cell table:style-name="ce5" office:value-type="string" calcext:value-type="string">
            <text:p>http://www.castorama.fr/store/Tole-alu-brut-prod7220028.htm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7.58" calcext:value-type="currency">
            <text:p>$7.58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crews 40mm diameter</text:p>
          </table:table-cell>
          <table:table-cell table:style-name="ce5" office:value-type="string" calcext:value-type="string">
            <text:p>to fix servomotor to aluminium sheet &amp; servo arms to metal corner brace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0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uts 40mm</text:p>
          </table:table-cell>
          <table:table-cell table:style-name="ce5" office:value-type="string" calcext:value-type="string">
            <text:p>to fix servomotor to aluminium sheet &amp; servo arms to metal corner brace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0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washer 40mm</text:p>
          </table:table-cell>
          <table:table-cell table:style-name="ce5" office:value-type="string" calcext:value-type="string">
            <text:p>to fix servomotor to aluminium sheet &amp; servo arms to metal corner brace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0"/>
        </table:table-row>
        <table:table-row table:style-name="ro2">
          <table:table-cell table:style-name="ce5" office:value-type="string" calcext:value-type="string">
            <text:p>Hitech</text:p>
          </table:table-cell>
          <table:table-cell table:style-name="ce5" office:value-type="string" calcext:value-type="string">
            <text:p>HS-625MG</text:p>
          </table:table-cell>
          <table:table-cell table:style-name="ce5" office:value-type="string" calcext:value-type="string">
            <text:p>servomotor</text:p>
          </table:table-cell>
          <table:table-cell table:style-name="ce5" office:value-type="string" calcext:value-type="string">
            <text:p>the servomotor to be chosen with high torque</text:p>
          </table:table-cell>
          <table:table-cell table:style-name="ce5" office:value-type="string" calcext:value-type="string">
            <text:p><text:a xlink:href="http://www.imagesco.com/servo/motors/HS-625MG.html" xlink:type="simple">http://www.imagesco.com/servo/motors/HS-625MG.html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39.95" calcext:value-type="currency">
            <text:p>$39.95</text:p>
          </table:table-cell>
        </table:table-row>
        <table:table-row table:style-name="ro2">
          <table:table-cell table:style-name="ce5" office:value-type="string" calcext:value-type="string">
            <text:p>Hitech</text:p>
          </table:table-cell>
          <table:table-cell table:style-name="ce5"/>
          <table:table-cell table:style-name="ce5" office:value-type="string" calcext:value-type="string">
            <text:p>Super-Duty Arms</text:p>
          </table:table-cell>
          <table:table-cell table:style-name="ce5" office:value-type="string" calcext:value-type="string">
            <text:p>small arms used to press the button from the metal corner : to prevent roughening wall switch surface</text:p>
          </table:table-cell>
          <table:table-cell table:style-name="ce5" office:value-type="string" calcext:value-type="string">
            <text:p><text:a xlink:href="https://www.servocity.com/html/hitec_super-duty_horns.html#.V3PHmHV97CI" xlink:type="simple">https://www.servocity.com/html/hitec_super-duty_horns.html#.V3PHmHV97CI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10.95" calcext:value-type="currency">
            <text:p>$10.95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etal Corner Brace Angle Bracket Fasteners</text:p>
          </table:table-cell>
          <table:table-cell table:style-name="ce5" office:value-type="string" calcext:value-type="string">
            <text:p>mounting fixed to servo bracket used to press button</text:p>
          </table:table-cell>
          <table:table-cell table:style-name="ce5" office:value-type="string" calcext:value-type="string">
            <text:p><text:a xlink:href="http://fr.aliexpress.com/item/1-3-5-x-1-3-5-Metal-Corner-Brace-Angle-Bracket-Fasteners-5-Pcs/32382146337.html" xlink:type="simple">http://fr.aliexpress.com/item/1-3-5-x-1-3-5-Metal-Corner-Brace-Angle-Bracket-Fasteners-5-Pcs/32382146337.html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5.67" calcext:value-type="currency">
            <text:p>$5.67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2">
            <text:p>Hardware Specifications</text:p>
          </table:table-cell>
          <table:covered-table-cell table:number-columns-repeated="6" table:style-name="ce3"/>
        </table:table-row>
        <table:table-row table:style-name="ro2">
          <table:covered-table-cell table:number-columns-repeated="7" table:style-name="ce3"/>
        </table:table-row>
        <table:table-row table:style-name="ro3"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model name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quantity</text:p>
          </table:table-cell>
          <table:table-cell table:style-name="ce12" office:value-type="string" calcext:value-type="string">
            <text:p>Price in $ (06/2016)</text:p>
          </table:table-cell>
        </table:table-row>
        <table:table-row table:style-name="ro2">
          <table:table-cell table:style-name="ce5" office:value-type="string" calcext:value-type="string">
            <text:p>rfduino</text:p>
          </table:table-cell>
          <table:table-cell table:style-name="ce7" office:value-type="string" calcext:value-type="string">
            <text:p>RFD22102</text:p>
          </table:table-cell>
          <table:table-cell table:style-name="ce5" office:value-type="string" calcext:value-type="string">
            <text:p>Rfduino DIP</text:p>
          </table:table-cell>
          <table:table-cell table:style-name="ce5" office:value-type="string" calcext:value-type="string">
            <text:p>Chip embedding cortex M0 + nRF81522</text:p>
          </table:table-cell>
          <table:table-cell table:style-name="ce5" office:value-type="string" calcext:value-type="string">
            <text:p><text:a xlink:href="http://eu.mouser.com/ProductDetail/RF-Digital-Wireless/RFD22102/?qs=sGAEpiMZZMsrChSOYEGTCe5yjmp0UHJLk6Cfi%2FAxwzY%3D" xlink:type="simple">http://eu.mouser.com/ProductDetail/RF-Digital-Wireless/RFD22102/?qs=sGAEpiMZZMsrChSOYEGTCe5yjmp0UHJLk6Cfi%2fAxwzY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28.99" calcext:value-type="currency">
            <text:p>$28.99</text:p>
          </table:table-cell>
        </table:table-row>
        <table:table-row table:style-name="ro2">
          <table:table-cell table:style-name="ce5" office:value-type="string" calcext:value-type="string">
            <text:p>rfduino</text:p>
          </table:table-cell>
          <table:table-cell table:style-name="ce5" office:value-type="string" calcext:value-type="string">
            <text:p>RFD22121</text:p>
          </table:table-cell>
          <table:table-cell table:style-name="ce5" office:value-type="string" calcext:value-type="string">
            <text:p>USB Shield for Rfduino</text:p>
          </table:table-cell>
          <table:table-cell table:style-name="ce5" office:value-type="string" calcext:value-type="string">
            <text:p>rfduino shield used to load code</text:p>
          </table:table-cell>
          <table:table-cell table:style-name="ce5" office:value-type="string" calcext:value-type="string">
            <text:p><text:a xlink:href="http://www.mouser.fr/ProductDetail/RF-Digital/RFD22121/?qs=%2Fha2pyFaduidPJw4Lq1uXVIkr6y5APJEPLr%252bq8PTLHw%3D" xlink:type="simple">http://www.mouser.fr/ProductDetail/RF-Digital/RFD22121/?qs=%2fha2pyFaduidPJw4Lq1uXVIkr6y5APJEPLr%252bq8PTLHw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USD" office:value="28.99" calcext:value-type="currency">
            <text:p>$28.99</text:p>
          </table:table-cell>
        </table:table-row>
        <table:table-row table:style-name="ro2">
          <table:table-cell table:style-name="ce5" office:value-type="string" calcext:value-type="string">
            <text:p>rfduino</text:p>
          </table:table-cell>
          <table:table-cell table:style-name="ce5" office:value-type="string" calcext:value-type="string">
            <text:p>RFD22123</text:p>
          </table:table-cell>
          <table:table-cell table:style-name="ce5" office:value-type="string" calcext:value-type="string">
            <text:p>Servo Shield for Rfduino</text:p>
          </table:table-cell>
          <table:table-cell table:style-name="ce5" office:value-type="string" calcext:value-type="string">
            <text:p>rfduino shield used to control up to 4 servomotors</text:p>
          </table:table-cell>
          <table:table-cell table:style-name="ce5" office:value-type="string" calcext:value-type="string">
            <text:p><text:a xlink:href="http://www.mouser.fr/ProductDetail/RF-Digital/RFD22123/?qs=%2Fha2pyFaduhloibL52qc%252b3b5nfwSJQCCI9HYe3BaX%2F4%3D" xlink:type="simple">http://www.mouser.fr/ProductDetail/RF-Digital/RFD22123/?qs=%2fha2pyFaduhloibL52qc%252b3b5nfwSJQCCI9HYe3BaX%2f4%3d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18.94" calcext:value-type="currency">
            <text:p>$18.94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witching power supply</text:p>
          </table:table-cell>
          <table:table-cell table:style-name="ce5" office:value-type="string" calcext:value-type="string">
            <text:p>power supply 5V 2A</text:p>
          </table:table-cell>
          <table:table-cell table:style-name="ce5" office:value-type="string" calcext:value-type="string">
            <text:p><text:a xlink:href="https://www.adafruit.com/product/276" xlink:type="simple">https://www.adafruit.com/product/276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7.95" calcext:value-type="currency">
            <text:p>$7.95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potentiometer 10K linear</text:p>
          </table:table-cell>
          <table:table-cell table:style-name="ce5" office:value-type="string" calcext:value-type="string">
            <text:p>potentiometer to control LCD contrast</text:p>
          </table:table-cell>
          <table:table-cell table:style-name="ce5" office:value-type="string" calcext:value-type="string">
            <text:p><text:a xlink:href="https://www.adafruit.com/products/562" xlink:type="simple">https://www.adafruit.com/products/562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0.95" calcext:value-type="currency">
            <text:p>$0.95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220 ohm resistor</text:p>
          </table:table-cell>
          <table:table-cell table:style-name="ce5" office:value-type="string" calcext:value-type="string">
            <text:p>pull up resistor</text:p>
          </table:table-cell>
          <table:table-cell table:style-name="ce5" office:value-type="string" calcext:value-type="string">
            <text:p><text:a xlink:href="https://www.adafruit.com/products/2780" xlink:type="simple">https://www.adafruit.com/products/2780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0.75" calcext:value-type="currency">
            <text:p>$0.75</text:p>
          </table:table-cell>
        </table:table-row>
        <table:table-row table:style-name="ro2">
          <table:table-cell table:style-name="ce5"/>
          <table:table-cell table:style-name="ce5" office:value-type="string" calcext:value-type="string">
            <text:p>LD1117V33</text:p>
          </table:table-cell>
          <table:table-cell table:style-name="ce5" office:value-type="string" calcext:value-type="string">
            <text:p>voltage regulator</text:p>
          </table:table-cell>
          <table:table-cell table:style-name="ce5" office:value-type="string" calcext:value-type="string">
            <text:p>regulate 5V to 3.3V</text:p>
          </table:table-cell>
          <table:table-cell table:style-name="ce5" office:value-type="string" calcext:value-type="string">
            <text:p><text:a xlink:href="https://www.adafruit.com/products/2165" xlink:type="simple">https://www.adafruit.com/products/2165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1.25" calcext:value-type="currency">
            <text:p>$1.25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capacitor 10uf</text:p>
          </table:table-cell>
          <table:table-cell table:style-name="ce5" office:value-type="string" calcext:value-type="string">
            <text:p>Protect capacitor for Vout</text:p>
          </table:table-cell>
          <table:table-cell table:style-name="ce5" office:value-type="string" calcext:value-type="string">
            <text:p><text:a xlink:href="https://www.adafruit.com/products/2195" xlink:type="simple">https://www.adafruit.com/products/2195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1.95" calcext:value-type="currency">
            <text:p>$1.95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capacitor 100nf</text:p>
          </table:table-cell>
          <table:table-cell table:style-name="ce5" office:value-type="string" calcext:value-type="string">
            <text:p>Protect capacitor for Vin</text:p>
          </table:table-cell>
          <table:table-cell table:style-name="ce5" office:value-type="string" calcext:value-type="string">
            <text:p><text:a xlink:href="https://www.adafruit.com/products/2195" xlink:type="simple">https://www.adafruit.com/products/2195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DC jack converter</text:p>
          </table:table-cell>
          <table:table-cell table:style-name="ce5" office:value-type="string" calcext:value-type="string">
            <text:p>Female DC Power adapter - 2.1mm jack to screw terminal block</text:p>
          </table:table-cell>
          <table:table-cell table:style-name="ce5" office:value-type="string" calcext:value-type="string">
            <text:p><text:a xlink:href="https://www.adafruit.com/products/368" xlink:type="simple">https://www.adafruit.com/products/368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2" calcext:value-type="currency">
            <text:p>$2.00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LCD character display</text:p>
          </table:table-cell>
          <table:table-cell table:style-name="ce5" office:value-type="string" calcext:value-type="string">
            <text:p>3.3V character display LCD</text:p>
          </table:table-cell>
          <table:table-cell table:style-name="ce5" office:value-type="string" calcext:value-type="string">
            <text:p><text:a xlink:href="http://www.mouser.fr/Search/ProductDetail.aspx?R=NHD-0216SZ-NSW-BBW-33V3virtualkey66010000virtualkey763-0216SZNSWBBW33V3" xlink:type="simple">http://www.mouser.fr/Search/ProductDetail.aspx?R=NHD-0216SZ-NSW-BBW-33V3virtualkey66010000virtualkey763-0216SZNSWBBW33V3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currency" office:currency="USD" office:value="21.95" calcext:value-type="currency">
            <text:p>$21.95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 table:style-name="ce6" office:value-type="string" calcext:value-type="string" table:number-columns-spanned="2" table:number-rows-spanned="1">
            <text:p>total estimated price for prototype</text:p>
          </table:table-cell>
          <table:covered-table-cell table:style-name="ce8"/>
          <table:table-cell table:style-name="ce9" table:formula="of:=SUM([.G5:.G30])" office:value-type="currency" office:currency="USD" office:value="190.37" calcext:value-type="currency">
            <text:p>$190.37</text:p>
          </table:table-cell>
          <table:table-cell table:number-columns-repeated="4"/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39:53.265819493</meta:creation-date>
    <dc:date>2016-06-29T16:01:18.551282932</dc:date>
    <meta:editing-duration>PT1H20M51S</meta:editing-duration>
    <meta:editing-cycles>68</meta:editing-cycles>
    <meta:generator>LibreOffice/5.0.5.2$Linux_X86_64 LibreOffice_project/00m0$Build-2</meta:generator>
    <meta:document-statistic meta:table-count="1" meta:cell-count="118" meta:object-count="0"/>
  </office:meta>
</office:document-meta>
</file>